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officeooo:rsid="000c121c" officeooo:paragraph-rsid="000c121c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officeooo:rsid="000c121c" officeooo:paragraph-rsid="000c121c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0c121c" officeooo:paragraph-rsid="000c121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officeooo:rsid="000c121c" officeooo:paragraph-rsid="000c121c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officeooo:rsid="000c121c" officeooo:paragraph-rsid="000c121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officeooo:rsid="000d6cbc" officeooo:paragraph-rsid="000d6cbc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officeooo:rsid="000c121c" officeooo:paragraph-rsid="000c121c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officeooo:rsid="000d6cbc" officeooo:paragraph-rsid="000d6cbc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officeooo:rsid="000d6cbc" officeooo:paragraph-rsid="000d6cbc" style:font-size-asian="10pt" style:font-style-asian="normal" style:font-size-complex="10pt" style:font-style-complex="normal"/>
    </style:style>
    <style:style style:name="T1" style:family="text">
      <style:text-properties officeooo:rsid="000d6c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имоги на систему</text:p>
      <text:p text:style-name="P3"/>
      <text:p text:style-name="P3">Спонсор проекту</text:p>
      <text:p text:style-name="P3"/>
      <text:p text:style-name="P4">Ініціатор проекту-Сизонов Олександр.</text:p>
      <text:p text:style-name="P4"/>
      <text:p text:style-name="P5">Потреба</text:p>
      <text:p text:style-name="P7"/>
      <text:p text:style-name="P7">Потреба у знаходженні найближчого місця для перебування астматиків під час несприятливих сезонів. Проблема складності урахування всієї совокупності факторів: погодних аномалій, відстані, місць, які не вважаються сприятливими назагал, але є сприятливими у заданий проміжок часу. Потреба врахування часу для того, щоб дістатись до певного місця. </text:p>
      <text:p text:style-name="P7"/>
      <text:p text:style-name="P5">Вимоги</text:p>
      <text:p text:style-name="P5"/>
      <text:p text:style-name="P7">Дозволяє знайти найближче <text:span text:style-name="T1">до поточного місця перебування</text:span> місце із сприятливими показниками вологостіі та температури повітря з точністю до обласного центру. <text:span text:style-name="T1">Знаходить, за який час можна дістатись до цього місця.</text:span></text:p>
      <text:p text:style-name="P7"/>
      <text:p text:style-name="P6">Вигоди</text:p>
      <text:p text:style-name="P6"/>
      <text:list xml:id="list1456171478" text:style-name="L1">
        <text:list-item>
          <text:p text:style-name="P9">Сприяє ремісії астматиків</text:p>
        </text:list-item>
        <text:list-item>
          <text:p text:style-name="P9">Запобігає загостренням, небезпечним для життя людини</text:p>
        </text:list-item>
        <text:list-item>
          <text:p text:style-name="P9">Зменшує кількість викликів швидкої допомоги</text:p>
        </text:list-item>
        <text:list-item>
          <text:p text:style-name="P9">Знижує смертність від сезонни загострень</text:p>
        </text:list-item>
      </text:list>
      <text:p text:style-name="P8"/>
      <text:p text:style-name="P6">Обмеження</text:p>
      <text:p text:style-name="P6"/>
      <text:p text:style-name="P8">Кінцевий термін здачі проекту — 25.05.2018</text:p>
      <text:p text:style-name="P8">Поки з даним API для погоди є лише можливість визначити температуру та вологість на найближчі 5 днів, хоча бажано на трохи більший проміжок часу. Тому протягом виконання роботи API для погоди може бути змінений для кращих результатів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5:50:15.005439522</meta:creation-date>
    <meta:generator>LibreOffice/5.4.5.1$Linux_X86_64 LibreOffice_project/40$Build-1</meta:generator>
    <dc:date>2018-02-24T16:06:52.479624008</dc:date>
    <meta:editing-duration>PT16M38S</meta:editing-duration>
    <meta:editing-cycles>2</meta:editing-cycles>
    <meta:document-statistic meta:table-count="0" meta:image-count="0" meta:object-count="0" meta:page-count="1" meta:paragraph-count="15" meta:word-count="150" meta:character-count="1096" meta:non-whitespace-character-count="962"/>
  </office:meta>
</office:document-meta>
</file>